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paragraph-properties fo:background-color="transparent" fo:padding="0cm" fo:border="0.009cm solid #d9d9e3">
        <style:background-image/>
      </style:paragraph-properties>
    </style:style>
    <style:style style:name="P2" style:family="paragraph" style:parent-style-name="Text_20_body">
      <style:paragraph-properties fo:background-color="transparent" fo:padding="0cm" fo:border="0.009cm solid #d9d9e3">
        <style:background-image/>
      </style:paragraph-properties>
    </style:style>
    <style:style style:name="P3" style:family="paragraph" style:parent-style-name="Text_20_body">
      <style:paragraph-properties fo:background-color="transparent" fo:padding="0cm" fo:border="0.009cm solid #d9d9e3">
        <style:background-image/>
      </style:paragraph-properties>
      <style:text-properties style:use-window-font-color="true" fo:background-color="transparent"/>
    </style:style>
    <style:style style:name="P4" style:family="paragraph" style:parent-style-name="Text_20_body">
      <style:paragraph-properties fo:padding="0.049cm" fo:border="0.002cm solid #d9d9e3"/>
    </style:style>
    <style:style style:name="P5" style:family="paragraph" style:parent-style-name="Text_20_body">
      <style:paragraph-properties fo:margin-top="0cm" fo:margin-bottom="0cm" fo:padding="0.049cm" fo:border="0.002cm solid #d9d9e3"/>
    </style:style>
    <style:style style:name="P6" style:family="paragraph" style:parent-style-name="Standard">
      <style:paragraph-properties fo:break-before="page" fo:background-color="transparent" fo:padding="0cm" fo:border="0.009cm solid #d9d9e3">
        <style:background-image/>
      </style:paragraph-properties>
      <style:text-properties style:use-window-font-color="true" fo:background-color="transparent"/>
    </style:style>
    <style:style style:name="T1" style:family="text">
      <style:text-properties fo:color="#d1d5db" style:font-name="Segoe UI" style:font-name-complex="Segoe UI1"/>
    </style:style>
    <style:style style:name="T2" style:family="text">
      <style:text-properties style:font-name="Segoe UI" fo:font-size="15pt" style:font-size-asian="15pt" style:font-name-complex="Segoe UI1" style:font-size-complex="15pt"/>
    </style:style>
    <style:style style:name="T3" style:family="text">
      <style:text-properties style:font-name="Segoe UI" fo:font-weight="normal" style:font-weight-asian="normal" style:font-name-complex="Segoe UI1" style:font-weight-complex="normal"/>
    </style:style>
    <style:style style:name="T4" style:family="text">
      <style:text-properties style:font-name="Segoe UI" style:font-name-complex="Segoe UI1"/>
    </style:style>
    <style:style style:name="T5" style:family="text">
      <style:text-properties style:use-window-font-color="true" style:font-name="Segoe UI" fo:font-weight="normal" fo:background-color="transparent" style:font-weight-asian="normal" style:font-name-complex="Segoe UI1" style:font-weight-complex="normal"/>
    </style:style>
    <style:style style:name="T6" style:family="text">
      <style:text-properties style:use-window-font-color="true" style:font-name="Segoe UI" fo:font-weight="normal" style:font-weight-asian="normal" style:font-name-complex="Segoe UI1" style:font-weight-complex="normal"/>
    </style:style>
    <style:style style:name="T7" style:family="text">
      <style:text-properties fo:font-variant="normal" fo:text-transform="none" fo:color="#d1d5db" style:font-name="S hne" fo:font-size="12pt" fo:letter-spacing="normal" fo:font-style="normal" fo:font-weight="normal" fo:background-color="transparent" style:font-weight-asian="normal" style:font-name-complex="Segoe UI1" style:font-weight-complex="normal"/>
    </style:style>
    <style:style style:name="T8" style:family="text">
      <style:text-properties fo:font-variant="normal" fo:text-transform="none" fo:color="#d1d5db" style:font-name="S hne" fo:font-size="12pt" fo:letter-spacing="normal" fo:font-style="normal" fo:font-weight="normal" style:font-weight-asian="normal" style:font-name-complex="Segoe UI1" style:font-weight-complex="normal"/>
    </style:style>
    <style:style style:name="T9" style:family="text">
      <style:text-properties fo:font-variant="normal" fo:text-transform="none" style:font-name="S hne" fo:font-size="12pt" fo:letter-spacing="normal" fo:font-style="normal" fo:font-weight="normal" style:font-weight-asian="normal" style:font-name-complex="Segoe UI1" style:font-weight-complex="normal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Руководство и персонал:</text:span></text:p>
      <text:h text:style-name="P1" text:outline-level="4"><text:span text:style-name="T5"><text:s/>Введение и Структура Компании "Crico"</text:span></text:h>
      <text:p text:style-name="P2"><text:span text:style-name="T5">Компания "Crico" стартует с небольшого, но высококвалифицированного штата сотрудников, где каждая роль имеет стратегическое значение. В этом разделе мы рассмотрим план развития и структуру компании.</text:span></text:p>
      <text:p text:style-name="P2"><text:span text:style-name="T5"><text:s/>Структура Компании:</text:span></text:p>
      <text:p text:style-name="P2"><text:span text:style-name="T5">"Crico" планирует построить эффективную организационную структуру, начиная с ядра руководства и распределяя ответственности между ключевыми подразделениями, обеспечивая тем самым эффективное взаимодействие и функционирование.</text:span></text:p>
      <text:p text:style-name="P2"><text:span text:style-name="T5"><text:s/>Роли и Обязанности Сотрудников</text:span></text:p>
      <text:p text:style-name="P2"><text:span text:style-name="T5">*Администратор:*</text:span></text:p>
      <text:p text:style-name="P2"><text:span text:style-name="T5">Одной из ключевых ролей является администратор, ответственный за координацию повседневных операций. Это включает в себя управление ресурсами, организацию расписания, и обеспечение бесперебойной работы офиса.</text:span></text:p>
      <text:p text:style-name="P2"><text:span text:style-name="T5"/></text:p>
      <text:p text:style-name="P2"><text:span text:style-name="T5">*Технические Специалисты:*</text:span></text:p>
      <text:p text:style-name="P2"><text:span text:style-name="T5">Технический персонал занимается обеспечением стабильной работы компьютерной инфраструктуры. Их задачи включают техническую поддержку для посетителей, обновление программного обеспечения и обслуживание оборудования.</text:span></text:p>
      <text:p text:style-name="P2"><text:span text:style-name="T5"/></text:p>
      <text:p text:style-name="P2"><text:span text:style-name="T5"><text:s/>Маркетинг и Обслуживание Клиентов</text:span></text:p>
      <text:p text:style-name="P2"><text:span text:style-name="T5">*Маркетолог:*</text:span></text:p>
      <text:p text:style-name="P2"><text:span text:style-name="T5">Маркетолог в "Crico" занимается разработкой стратегий маркетинга и продвижения бренда. Он анализирует рынок, следит за тенденциями и создает кампании для привлечения клиентов.</text:span></text:p>
      <text:p text:style-name="P2"><text:span text:style-name="T5"/></text:p>
      <text:p text:style-name="P2"><text:span text:style-name="T5">*Обслуживание Клиентов:*</text:span></text:p>
      <text:p text:style-name="P2"><text:span text:style-name="T5">Персонал, обслуживающий клиентов, играет важную роль в создании позитивного опыта посетителей. Эти специалисты отвечают на вопросы, решают проблемы и обеспечивают высокий уровень сервиса.</text:span></text:p>
      <text:p text:style-name="P2"><text:span text:style-name="T5"/></text:p>
      <text:p text:style-name="P2"><text:span text:style-name="T5">Образовательный Подход и Привлечение Персонала</text:span></text:p>
      <text:p text:style-name="P2"><text:span text:style-name="T5">*Образовательный Подход:*</text:span></text:p>
      <text:p text:style-name="P2"><text:span text:style-name="T5">Руководство и персонал компании "Crico" стремятся к постоянному обучению и развитию. Программы обучения и тренингов обеспечивают улучшение профессиональных навыков и сопровождают развитие компании.</text:span></text:p>
      <text:p text:style-name="P2"><text:soft-page-break/><text:span text:style-name="T5"/></text:p>
      <text:p text:style-name="P2"><text:span text:style-name="T5">*Привлечение Персонала:*</text:span></text:p>
      <text:p text:style-name="P2"><text:span text:style-name="T5">"Crico" предлагает конкурентные условия труда, разнообразные бонусы и программы мотивации для привлечения и удержания высококвалифицированных профессионалов. Опыт и образование рассматриваются как ключевые факторы при отборе новых сотрудников.</text:span></text:p>
      <text:p text:style-name="P2"><text:span text:style-name="T5"/></text:p>
      <text:p text:style-name="P2"><text:span text:style-name="T5"><text:s/>Профессиональные Навыки и Развитие Сотрудников</text:span></text:p>
      <text:p text:style-name="P2"><text:span text:style-name="T5"/></text:p>
      <text:p text:style-name="P2"><text:span text:style-name="T5">*Профессиональные Навыки:*</text:span></text:p>
      <text:p text:style-name="P2"><text:span text:style-name="T5">"Crico" стремится привлекать сотрудников с высоким уровнем профессиональных навыков. Это включает в себя умение работать с современными технологиями, глубокое понимание IT-процессов и навыки обслуживания клиентов.</text:span></text:p>
      <text:p text:style-name="P2"><text:span text:style-name="T5"/></text:p>
      <text:p text:style-name="P2"><text:span text:style-name="T5">Развитие Сотрудников:*</text:span></text:p>
      <text:p text:style-name="P2"><text:span text:style-name="T5">Компания предоставляет программы постоянного обучения и развития для сотрудников, способствуя их профессиональному росту. Эти программы включают в себя курсы, тренинги и участие в семинарах от ведущих экспертов в отрасли.</text:span></text:p>
      <text:p text:style-name="P2"><text:span text:style-name="T5"/></text:p>
      <text:p text:style-name="P2"><text:span text:style-name="T5">*Обучение На Практике:*</text:span></text:p>
      <text:p text:style-name="P2"><text:span text:style-name="T5">Помимо теоретических знаний, "Crico" предоставляет возможности для практического применения полученных навыков. Это может включать в себя участие в проектах, хакатонах или внутренних инициативах.</text:span></text:p>
      <text:p text:style-name="P2"><text:span text:style-name="T5"/></text:p>
      <text:p text:style-name="P2"><text:span text:style-name="T5">**Лист 7-8: Партнерства с Образовательными Учреждениями и Инновации**</text:span></text:p>
      <text:p text:style-name="P2"><text:span text:style-name="T5"/></text:p>
      <text:p text:style-name="P2"><text:span text:style-name="T5">*Партнерства с Учебными Заведениями:*</text:span></text:p>
      <text:p text:style-name="P2"><text:span text:style-name="T5">"Crico" активно сотрудничает с университетами и образовательными учреждениями, участвуя в программах стажировок и предоставляя студентам возможность практического опыта в индустрии.</text:span></text:p>
      <text:p text:style-name="P2"><text:span text:style-name="T5"/></text:p>
      <text:p text:style-name="P2"><text:span text:style-name="T5">*Инновации в Обучении:*</text:span></text:p>
      <text:p text:style-name="P2"><text:span text:style-name="T5">Компания постоянно следит за последними трендами в области обучения и внедряет инновации, такие как онлайн-курсы, внутренние образовательные платформы и использование современных методик обучения.</text:span></text:p>
      <text:p text:style-name="P2"><text:span text:style-name="T5"/></text:p>
      <text:p text:style-name="P2"><text:soft-page-break/><text:span text:style-name="T5">Этот подробный обзор образовательных стандартов, профессионального развития и культуры обучения в "Crico" создает основу для построения успешной команды с выдающимися знаниями и навыками.</text:span></text:p>
      <text:p text:style-name="P2"><text:span text:style-name="T5"/></text:p>
      <text:p text:style-name="P3"><text:span text:style-name="T9">На момент планирования деятельности "Crico" существует нефиксированный уровень безработицы в IT-сфере Краснодара. Этот раздел предоставит обзор текущей ситуации на рынке труда в регионе и как "Crico" планирует привлечь внимание к своим вакансиям.</text:span><text:span text:style-name="T3"> </text:span></text:p>
      <text:p text:style-name="P3"><text:span text:style-name="T3"/></text:p>
      <text:p text:style-name="P3"><text:span text:style-name="Strong_20_Emphasis"><text:span text:style-name="T4">Комьюнити и Привлечение Локальных Талантов</text:span></text:span></text:p>
      <text:p text:style-name="P4"><text:span text:style-name="Emphasis">Создание IT-Комьюнити:</text:span> "Crico" планирует активно участвовать в создании местного IT-комьюнити, организуя мероприятия, хакатоны и семинары. Это не только способ привлечения локальных талантов, но и формирования благоприятного профессионального окружения.</text:p>
      <text:p text:style-name="P4"><text:span text:style-name="Emphasis">Локальные Инициативы и Партнерства:</text:span> Компания собирается участвовать в локальных инициативах и устанавливать партнерства с образовательными учреждениями для поддержки местного IT-сообщества и обеспечения доступа к новым возможностям в сфере IT.</text:p>
      <text:p text:style-name="P5"/>
      <text:p text:style-name="P3"><text:span text:style-name="T3"/></text:p>
      <text:p text:style-name="P3"><text:span text:style-name="T3">Опыт и Профессиональное Развитие Руководства "Crico"</text:span></text:p>
      <text:p text:style-name="P3"><text:span text:style-name="T3"/></text:p>
      <text:p text:style-name="P3"><text:span text:style-name="T3">В данном разделе представлен обзор опыта и профессионального развития руководства компании "Crico", а также их ключевых сильных сторон.</text:span></text:p>
      <text:p text:style-name="P3"><text:span text:style-name="T3"/></text:p>
      <text:p text:style-name="P3"><text:span text:style-name="T3"><text:s/>Профиль Руководства:</text:span></text:p>
      <text:p text:style-name="P3"><text:span text:style-name="T3">Руководство "Crico" объединяет профессионалов с обширным опытом в управлении компьютерными клубами и организации киберспортивных мероприятий. Каждый член руководства внес свой вклад в успешные проекты в сфере IT и киберспорта.</text:span></text:p>
      <text:p text:style-name="P3"><text:span text:style-name="T3"/></text:p>
      <text:p text:style-name="P3"><text:span text:style-name="T3"><text:s/>Управление Компьютерными Клубами и Опыт в Киберспорте</text:span></text:p>
      <text:p text:style-name="P3"><text:span text:style-name="T3"/></text:p>
      <text:p text:style-name="P3"><text:span text:style-name="T3"><text:s/>Опыт в Управлении Компьютерными Клубами:</text:span></text:p>
      <text:p text:style-name="P3"><text:span text:style-name="T3">Члены руководства имеют значительный опыт в управлении компьютерными клубами, что включает в себя организацию современной инфраструктуры, обеспечение качественного оборудования и создание уникального пространства для игроков.</text:span></text:p>
      <text:p text:style-name="P3"><text:span text:style-name="T3"/></text:p>
      <text:p text:style-name="P3"><text:span text:style-name="T3">Организация Киберспортивных Мероприятий:</text:span></text:p>
      <text:p text:style-name="P3"><text:soft-page-break/><text:span text:style-name="T3">Компания успешно провела киберспортивные мероприятия под руководством текущего коллектива. Это включает в себя турниры, лиги и специальные мероприятия, привлекая внимание не только местных, но и мировых участников.</text:span></text:p>
      <text:p text:style-name="P3"><text:span text:style-name="T3"/></text:p>
      <text:p text:style-name="P3"><text:span text:style-name="T3"><text:s text:c="2"/>Глубокое Понимание Технических Аспектов Бизнеса</text:span></text:p>
      <text:p text:style-name="P3"><text:span text:style-name="T3"/></text:p>
      <text:p text:style-name="P3"><text:span text:style-name="T3">*Инфраструктура и Технологии:*</text:span></text:p>
      <text:p text:style-name="P3"><text:span text:style-name="T3">Руководство обладает глубоким пониманием технических аспектов бизнеса, включая современные технологии, программное обеспечение и сетевую инфраструктуру. Это позволяет "Crico" предоставлять высококачественные услуги и обеспечивать безупречную работу систем.</text:span></text:p>
      <text:p text:style-name="P3"><text:span text:style-name="T3"/></text:p>
      <text:p text:style-name="P3"><text:span text:style-name="T3"><text:s/>Внимание к Деталям и Гибкость в Адаптации</text:span></text:p>
      <text:p text:style-name="P3"><text:span text:style-name="T3"/></text:p>
      <text:p text:style-name="P3"><text:span text:style-name="T3">*Внимание к Деталям:*</text:span></text:p>
      <text:p text:style-name="P3"><text:span text:style-name="T3">Одной из сильных сторон руководства является внимание к деталям в обслуживании клиентов и управлении бизнес-процессами. Каждый аспект компании тщательно продуман для создания комфортной и привлекательной среды для посетителей.</text:span></text:p>
      <text:p text:style-name="P3"><text:span text:style-name="T3"/></text:p>
      <text:p text:style-name="P3"><text:span text:style-name="T3">*Гибкость в Адаптации:*</text:span></text:p>
      <text:p text:style-name="P3"><text:span text:style-name="T3">Руководство компании "Crico" проявляет гибкость в адаптации к изменениям в рыночной среде. Способность быстро реагировать на тенденции и внедрять инновации позволяет компании успешно развиваться в динамичной области IT и киберспорта.</text:span></text:p>
      <text:p text:style-name="P3"><text:span text:style-name="T3"/></text:p>
      <text:p text:style-name="P3"><text:span text:style-name="T3">Этот подробный обзор опыта и сильных сторон руководства компании "Crico" подчеркивает их компетентность и готовность к успешному развитию бизнеса.</text:span></text:p>
      <text:p text:style-name="P3"><text:span text:style-name="T3"/></text:p>
      <text:p text:style-name="P3"><text:span text:style-name="T3"><text:s text:c="2"/>Инновации и Технологическое Вдохновение</text:span></text:p>
      <text:p text:style-name="P3"><text:span text:style-name="T3"/></text:p>
      <text:p text:style-name="P3"><text:span text:style-name="T3">*Инновационные Подходы в Управлении:*</text:span></text:p>
      <text:p text:style-name="P3"><text:span text:style-name="T3">Руководство "Crico" продолжает инвестировать в инновационные методы управления, внедряя современные технологии и автоматизированные системы для оптимизации бизнес-процессов. Это включает в себя использование систем управления клиентским опытом, аналитику данных и средства мониторинга.</text:span></text:p>
      <text:p text:style-name="P3"><text:span text:style-name="T3"/></text:p>
      <text:p text:style-name="P3"><text:span text:style-name="T3">*Технологическое Вдохновение:*</text:span></text:p>
      <text:p text:style-name="P3"><text:soft-page-break/><text:span text:style-name="T3">Руководство "Crico" не только следит за последними технологическими тенденциями, но и стимулирует своих сотрудников к активному внедрению инноваций. Это создает инновационную культуру, где каждый сотрудник призывается предлагать и внедрять новые идеи.</text:span></text:p>
      <text:p text:style-name="P3"><text:span text:style-name="T3"/></text:p>
      <text:p text:style-name="P3"><text:span text:style-name="T3"><text:s/>Сетевое Взаимодействие и Партнерства</text:span></text:p>
      <text:p text:style-name="P3"><text:span text:style-name="T3"/></text:p>
      <text:p text:style-name="P3"><text:span text:style-name="T3">*Развитие Бизнес-Экосистемы:*</text:span></text:p>
      <text:p text:style-name="P3"><text:span text:style-name="T3">"Crico" активно развивает сетевое взаимодействие, вступая в партнерства с другими компаниями в сфере IT и киберспорта. Это позволяет создать обширную бизнес-экосистему, способствующую обмену знаний, опыта и ресурсами.</text:span></text:p>
      <text:p text:style-name="P3"><text:span text:style-name="T3"/></text:p>
      <text:p text:style-name="P3"><text:span text:style-name="T3">*Участие в Профессиональных Ассоциациях:*</text:span></text:p>
      <text:p text:style-name="P3"><text:span text:style-name="T3">Члены руководства принимают активное участие в профессиональных ассоциациях, обеспечивая доступ к последним тенденциям и лучшим практикам в отрасли. Это укрепляет позиции "Crico" как лидера в своей области.</text:span></text:p>
      <text:p text:style-name="P3"><text:span text:style-name="T3"/></text:p>
      <text:p text:style-name="P3"><text:span text:style-name="T3"><text:tab/>Корпоративная Социальная Ответственность и Сообщество</text:span></text:p>
      <text:p text:style-name="P3"><text:span text:style-name="T3"/></text:p>
      <text:p text:style-name="P3"><text:span text:style-name="T3"><text:s text:c="2"/>Программы Корпоративной Социальной Ответственности:</text:span></text:p>
      <text:p text:style-name="P3"><text:span text:style-name="T3">"Crico" вкладывает усилия в разработку программ корпоративной социальной ответственности, включая участие в благотворительных акциях, экологических инициативах и социокультурных проектах. Это способствует укреплению связей с местным сообществом.</text:span></text:p>
      <text:p text:style-name="P3"><text:span text:style-name="T3"/></text:p>
      <text:p text:style-name="P3"><text:span text:style-name="T3">*Взаимодействие с Локальным Сообществом:*</text:span></text:p>
      <text:p text:style-name="P3"><text:span text:style-name="T3">Руководство активно взаимодействует с местным сообществом, проводя открытые мероприятия, встречи с жителями и вовлекая их в жизнь компании. Это создает позитивное восприятие "Crico" в глазах местных жителей.</text:span></text:p>
      <text:p text:style-name="P3"><text:span text:style-name="T3"/></text:p>
      <text:p text:style-name="P3"><text:span text:style-name="T3"><text:s/>Качество Обслуживания и Продолжительность Клиентских Отношений**</text:span></text:p>
      <text:p text:style-name="P3"><text:span text:style-name="T3"/></text:p>
      <text:p text:style-name="P3"><text:span text:style-name="T3">*Ориентация на Качество:*</text:span></text:p>
      <text:p text:style-name="P3"><text:span text:style-name="T3">Одной из ключевых ценностей "Crico" является ориентация на качество обслуживания. Руководство придает большое значение обучению персонала в области клиентского сервиса и поддержанию высоких стандартов обслуживания.</text:span></text:p>
      <text:p text:style-name="P3"><text:span text:style-name="T3"/></text:p>
      <text:p text:style-name="P3"><text:soft-page-break/><text:span text:style-name="T3">*Долгосрочные Клиентские Отношения:*</text:span></text:p>
      <text:p text:style-name="P3"><text:span text:style-name="T3">"Crico" стремится к созданию долгосрочных отношений с клиентами, предлагая не только современные услуги, но и поддерживая клиентов в их росте и развитии. Регулярные обзоры и обратная связь способствуют укреплению взаимоотношений.</text:span></text:p>
      <text:p text:style-name="P3"><text:span text:style-name="T3"/></text:p>
      <text:p text:style-name="P3"><text:span text:style-name="T3">Этот развернутый обзор подчеркивает не только профессиональный опыт и сильные стороны руководства "Crico", но и стратегии компании в области инноваций, партнерств, корпоративной социальной ответственности и обслуживания клиент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049cm" fo:line-height="100%"/>
      <style:text-properties style:font-name="Times New Roman" fo:font-size="12pt" style:letter-kerning="true" style:font-name-asian="Times New Roman1" style:font-size-asian="12pt" style:language-asian="ru" style:country-asian="RU" style:font-name-complex="Times New Roman1" style:font-size-complex="12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76cm" fo:margin-bottom="0.049cm" fo:line-height="100%"/>
      <style:text-properties style:font-name="Times New Roman" fo:font-size="12pt" fo:font-weight="bold" style:letter-kerning="true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43S</meta:editing-duration>
    <meta:editing-cycles>3</meta:editing-cycles>
    <meta:generator>OpenOffice/4.1.13$Win32 OpenOffice.org_project/4113m1$Build-9810</meta:generator>
    <dc:date>2023-12-13T14:27:58.24</dc:date>
    <meta:document-statistic meta:table-count="0" meta:image-count="0" meta:object-count="0" meta:page-count="6" meta:paragraph-count="76" meta:word-count="1027" meta:character-count="8797"/>
    <meta:user-defined meta:name="Info 1"/>
    <meta:user-defined meta:name="Info 2"/>
    <meta:user-defined meta:name="Info 3"/>
    <meta:user-defined meta:name="Info 4"/>
  </office:meta>
</office:document-meta>
</file>